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svg:stroke-color="#000000" draw:fill-color="#ffffff" draw:textarea-horizontal-align="left" draw:auto-grow-height="true" draw:auto-grow-width="true" fo:min-height="1.271cm" fo:min-width="10.826cm"/>
    </style:style>
    <style:style style:name="gr2" style:family="graphic" style:parent-style-name="standard">
      <style:graphic-properties draw:textarea-horizontal-align="justify" draw:textarea-vertical-align="middle" draw:auto-grow-height="false" fo:min-height="0.382cm" fo:min-width="1.032cm"/>
    </style:style>
    <style:style style:name="gr3" style:family="graphic" style:parent-style-name="standard">
      <style:graphic-properties svg:stroke-color="#969292" draw:textarea-horizontal-align="justify" draw:textarea-vertical-align="middle" draw:auto-grow-height="false" fo:min-height="1.417cm" fo:min-width="6.659cm"/>
    </style:style>
    <style:style style:name="gr4" style:family="graphic" style:parent-style-name="headline1">
      <style:graphic-properties svg:stroke-color="#ff3333" draw:auto-grow-height="true" draw:auto-grow-width="true" fo:min-height="0.327cm" fo:min-width="2.9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6" style:family="graphic" style:parent-style-name="text">
      <style:graphic-properties fo:min-height="0.484cm"/>
    </style:style>
    <style:style style:name="gr7" style:family="graphic" style:parent-style-name="text">
      <style:graphic-properties svg:stroke-color="#000000" draw:fill-color="#ffffff" draw:textarea-horizontal-align="left" draw:auto-grow-height="true" draw:auto-grow-width="false" fo:min-height="0.302cm" fo:min-width="0cm"/>
    </style:style>
    <style:style style:name="gr8" style:family="graphic" style:parent-style-name="objectwithoutfill">
      <style:graphic-properties svg:stroke-color="#969292" draw:fill="none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131cm" fo:min-width="4.252cm"/>
    </style:style>
    <style:style style:name="gr11" style:family="graphic" style:parent-style-name="standard">
      <style:graphic-properties draw:textarea-horizontal-align="justify" draw:textarea-vertical-align="middle" draw:auto-grow-height="false" fo:min-height="0.382cm" fo:min-width="0.432cm"/>
    </style:style>
    <style:style style:name="gr12" style:family="graphic" style:parent-style-name="standard">
      <style:graphic-properties draw:textarea-horizontal-align="justify" draw:textarea-vertical-align="middle" draw:auto-grow-height="false" fo:min-height="1.456cm" fo:min-width="8.016cm"/>
    </style:style>
    <style:style style:name="gr13" style:family="graphic" style:parent-style-name="standard">
      <style:graphic-properties draw:textarea-horizontal-align="justify" draw:textarea-vertical-align="middle" draw:auto-grow-height="false" fo:min-height="0.382cm" fo:min-width="0.477cm"/>
    </style:style>
    <style:style style:name="gr14" style:family="graphic" style:parent-style-name="text">
      <style:graphic-properties fo:min-height="0.5cm"/>
    </style:style>
    <style:style style:name="gr15" style:family="graphic" style:parent-style-name="text">
      <style:graphic-properties svg:stroke-color="#000000" draw:fill-color="#ffffff" draw:textarea-horizontal-align="left" draw:auto-grow-height="true" draw:auto-grow-width="false" fo:min-height="0.289cm" fo:min-width="5.2cm"/>
    </style:style>
    <style:style style:name="gr16" style:family="graphic" style:parent-style-name="standard">
      <style:graphic-properties draw:textarea-horizontal-align="justify" draw:textarea-vertical-align="middle" draw:auto-grow-height="false" fo:min-height="1.44cm" fo:min-width="5.418cm"/>
    </style:style>
    <style:style style:name="gr17" style:family="graphic" style:parent-style-name="standard">
      <style:graphic-properties draw:textarea-horizontal-align="justify" draw:textarea-vertical-align="middle" draw:auto-grow-height="false" fo:min-height="0.382cm" fo:min-width="0.84cm"/>
    </style:style>
    <style:style style:name="gr18" style:family="graphic" style:parent-style-name="text">
      <style:graphic-properties svg:stroke-color="#000000" draw:fill-color="#ffffff" draw:textarea-horizontal-align="left" draw:auto-grow-height="true" draw:auto-grow-width="false" fo:min-height="0.289cm" fo:min-width="3.964cm"/>
    </style:style>
    <style:style style:name="gr19" style:family="graphic" style:parent-style-name="objectwithoutfill">
      <style:graphic-properties svg:stroke-color="#969292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382cm" fo:min-width="1.232cm"/>
    </style:style>
    <style:style style:name="gr21" style:family="graphic" style:parent-style-name="standard">
      <style:graphic-properties svg:stroke-color="#969292" draw:textarea-horizontal-align="justify" draw:textarea-vertical-align="middle" draw:auto-grow-height="false" fo:min-height="1.49cm" fo:min-width="6.912cm"/>
    </style:style>
    <style:style style:name="gr22" style:family="graphic" style:parent-style-name="headline1">
      <style:graphic-properties svg:stroke-color="#ff3333" draw:auto-grow-height="true" draw:auto-grow-width="true" fo:min-height="0.327cm" fo:min-width="3.981cm"/>
    </style:style>
    <style:style style:name="gr23" style:family="graphic" style:parent-style-name="text">
      <style:graphic-properties svg:stroke-color="#000000" draw:fill-color="#ffffff" draw:textarea-horizontal-align="left" draw:auto-grow-height="true" draw:auto-grow-width="true" fo:min-height="0.302cm" fo:min-width="5.141cm"/>
    </style:style>
    <style:style style:name="gr24" style:family="graphic" style:parent-style-name="standard">
      <style:graphic-properties draw:textarea-horizontal-align="justify" draw:textarea-vertical-align="middle" draw:auto-grow-height="false" fo:min-height="1.454cm" fo:min-width="6.816cm"/>
    </style:style>
    <style:style style:name="gr25" style:family="graphic" style:parent-style-name="headline1">
      <style:graphic-properties svg:stroke-color="#ff3333" draw:auto-grow-height="true" draw:auto-grow-width="true" fo:min-height="0.327cm" fo:min-width="4.024cm"/>
    </style:style>
    <style:style style:name="gr26" style:family="graphic" style:parent-style-name="text">
      <style:graphic-properties svg:stroke-color="#000000" draw:fill-color="#ffffff" draw:textarea-horizontal-align="left" draw:auto-grow-height="true" draw:auto-grow-width="true" fo:min-height="0.302cm" fo:min-width="5.416cm"/>
    </style:style>
    <style:style style:name="gr27" style:family="graphic" style:parent-style-name="text">
      <style:graphic-properties svg:stroke-color="#969292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1.478cm" fo:min-width="9.114cm"/>
    </style:style>
    <style:style style:name="gr29" style:family="graphic" style:parent-style-name="standard">
      <style:graphic-properties draw:textarea-horizontal-align="justify" draw:textarea-vertical-align="middle" draw:auto-grow-height="false" fo:min-height="1.456cm" fo:min-width="9.416cm"/>
    </style:style>
    <style:style style:name="gr30" style:family="graphic" style:parent-style-name="headline1">
      <style:graphic-properties svg:stroke-color="#ff3333" draw:auto-grow-height="true" draw:auto-grow-width="true" fo:min-height="0.327cm" fo:min-width="2.225cm"/>
    </style:style>
    <style:style style:name="gr31" style:family="graphic" style:parent-style-name="standard">
      <style:graphic-properties draw:textarea-horizontal-align="justify" draw:textarea-vertical-align="middle" draw:auto-grow-height="false" fo:min-height="0.382cm" fo:min-width="0.779cm"/>
    </style:style>
    <style:style style:name="gr32" style:family="graphic" style:parent-style-name="text">
      <style:graphic-properties svg:stroke-color="#000000" draw:fill-color="#ffffff" draw:textarea-horizontal-align="left" draw:auto-grow-height="true" draw:auto-grow-width="false" fo:min-height="0.389cm" fo:min-width="5.2cm"/>
    </style:style>
    <style:style style:name="gr33" style:family="graphic" style:parent-style-name="objectwithoutfill">
      <style:graphic-properties draw:marker-end="Arrow" draw:marker-end-width="0.3cm" draw:fill="none" draw:textarea-vertical-align="middle"/>
    </style:style>
    <style:style style:name="gr34" style:family="graphic" style:parent-style-name="objectwithoutfill">
      <style:graphic-properties draw:marker-start="Arrow" draw:marker-end="Arrow" draw:fill="none" draw:textarea-vertical-align="middle"/>
    </style:style>
    <style:style style:name="gr3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ffffff"/>
      <style:text-properties style:font-name="FreeSans" fo:font-size="24pt" fo:language="en" fo:country="US"/>
    </style:style>
    <style:style style:name="P2" style:family="paragraph">
      <style:paragraph-properties fo:text-align="center"/>
      <style:text-properties fo:language="en" fo:country="US"/>
    </style:style>
    <style:style style:name="P3" style:family="paragraph">
      <style:text-properties fo:font-size="10pt" fo:language="en" fo:country="US" fo:font-weight="normal" fo:background-color="#ff3333"/>
    </style:style>
    <style:style style:name="P4" style:family="paragraph">
      <loext:graphic-properties draw:fill="none" draw:fill-color="#ffffff"/>
      <style:text-properties style:font-name="Abyssinica SIL" fo:font-size="18pt" fo:language="en" fo:country="US" style:font-size-asian="18pt" style:font-size-complex="18pt"/>
    </style:style>
    <style:style style:name="P5" style:family="paragraph">
      <style:text-properties fo:language="en" fo:country="US"/>
    </style:style>
    <style:style style:name="P6" style:family="paragraph">
      <loext:graphic-properties draw:fill-color="#ffffff"/>
      <style:text-properties fo:font-size="9pt" fo:language="en" fo:country="US"/>
    </style:style>
    <style:style style:name="P7" style:family="paragraph">
      <loext:graphic-properties draw:fill="none"/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-color="#ffffff"/>
      <style:text-properties fo:font-size="9pt" fo:language="en" fo:country="US" style:font-size-asian="18pt" style:font-size-complex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style:font-name="FreeSans" fo:font-size="24pt" fo:language="en" fo:country="US"/>
    </style:style>
    <style:style style:name="T2" style:family="text">
      <style:text-properties style:font-name="FreeSans" fo:font-size="36pt" fo:language="en" fo:country="US" style:font-size-asian="24pt" style:font-size-complex="24pt"/>
    </style:style>
    <style:style style:name="T3" style:family="text">
      <style:text-properties fo:font-size="10pt" fo:language="en" fo:country="US" fo:font-weight="normal" style:font-size-asian="18pt" style:font-size-complex="18pt"/>
    </style:style>
    <style:style style:name="T4" style:family="text">
      <style:text-properties style:font-name="Abyssinica SIL" fo:font-size="18pt" fo:language="en" fo:country="US" style:font-size-asian="18pt" style:font-size-complex="18pt"/>
    </style:style>
    <style:style style:name="T5" style:family="text">
      <style:text-properties fo:language="en" fo:country="US"/>
    </style:style>
    <style:style style:name="T6" style:family="text">
      <style:text-properties fo:font-size="9pt" fo:language="en" fo:country="US"/>
    </style:style>
    <style:style style:name="T7" style:family="text">
      <style:text-properties fo:font-size="9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10.826cm" svg:height="1.271cm" svg:x="9.437cm" svg:y="1.4cm">
            <draw:text-box>
              <text:p><text:span text:style-name="T1">- </text:span><text:span text:style-name="T2">MIA2 in a </text:span><text:span text:style-name="T2">nutshell</text:span><text:span text:style-name="T1"> -</text:span></text:p>
            </draw:text-box>
          </draw:frame>
          <draw:g>
            <draw:custom-shape draw:style-name="gr2" draw:text-style-name="P2" draw:layer="layout" svg:width="1.6cm" svg:height="0.7cm" svg:x="4.055cm" svg:y="3.4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draw:layer="layout" svg:width="7.339cm" svg:height="1.847cm" svg:x="1.211cm" svg:y="4.15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3.465cm" svg:height="0.577cm" svg:x="3.173cm" svg:y="4.153cm">
              <draw:text-box>
                <text:p><text:span text:style-name="T3">MRI Files Manager</text:span></text:p>
              </draw:text-box>
            </draw:frame>
            <draw:frame draw:style-name="gr5" draw:text-style-name="P4" draw:layer="layout" svg:width="2cm" svg:height="0.886cm" svg:x="3.867cm" svg:y="3.347cm">
              <draw:text-box>
                <text:p><text:span text:style-name="T4">MF</text:span><text:span text:style-name="T4">M</text:span></text:p>
              </draw:text-box>
            </draw:frame>
            <draw:frame draw:style-name="gr6" draw:text-style-name="P5" draw:layer="layout" svg:width="3.79cm" svg:height="0.484cm" svg:x="3.048cm" svg:y="4.847cm">
              <draw:text-box>
                <text:p><text:span text:style-name="T5">Import &amp; convert</text:span></text:p>
              </draw:text-box>
            </draw:frame>
            <draw:frame draw:style-name="gr7" draw:text-style-name="P6" draw:layer="layout" svg:width="6.1cm" svg:height="0.302cm" svg:x="1.55cm" svg:y="5.662cm">
              <draw:text-box>
                <text:p><text:span text:style-name="T6">image viewer, files explorer, converter, selector</text:span></text:p>
              </draw:text-box>
            </draw:frame>
            <draw:line draw:style-name="gr8" draw:text-style-name="P7" draw:layer="layout" svg:x1="1.211cm" svg:y1="5.623cm" svg:x2="8.55cm" svg:y2="5.623cm">
              <text:p/>
            </draw:line>
          </draw:g>
          <draw:line draw:style-name="gr9" draw:text-style-name="P5" draw:layer="layout" svg:x1="7.35cm" svg:y1="6.5cm" svg:x2="8.65cm" svg:y2="9.8cm">
            <text:p/>
          </draw:line>
          <draw:g>
            <draw:custom-shape draw:style-name="gr10" draw:text-style-name="P2" draw:layer="layout" svg:width="4.9cm" svg:height="1.529cm" svg:x="1.35cm" svg:y="8.9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3.465cm" svg:height="0.577cm" svg:x="2.022cm" svg:y="8.908cm">
              <draw:text-box>
                <text:p><text:span text:style-name="T3">Viewer Center</text:span></text:p>
              </draw:text-box>
            </draw:frame>
            <draw:frame draw:style-name="gr6" draw:text-style-name="P5" draw:layer="layout" svg:width="2.577cm" svg:height="0.484cm" svg:x="2.462cm" svg:y="9.59cm">
              <draw:text-box>
                <text:p><text:span text:style-name="T5">Dat</text:span><text:span text:style-name="T5">a </text:span><text:span text:style-name="T5">vie</text:span><text:span text:style-name="T5">wer</text:span></text:p>
              </draw:text-box>
            </draw:frame>
            <draw:custom-shape draw:style-name="gr11" draw:text-style-name="P2" draw:layer="layout" svg:width="1cm" svg:height="0.7cm" svg:x="3.242cm" svg:y="8.2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4" draw:layer="layout" svg:width="1.4cm" svg:height="0.886cm" svg:x="3.1cm" svg:y="8.1cm">
              <draw:text-box>
                <text:p><text:span text:style-name="T4">VC</text:span></text:p>
              </draw:text-box>
            </draw:frame>
          </draw:g>
          <draw:g>
            <draw:custom-shape draw:style-name="gr12" draw:text-style-name="P2" draw:layer="layout" svg:width="8.7cm" svg:height="1.89cm" svg:x="18.709cm" svg:y="16.2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3.465cm" svg:height="0.577cm" svg:x="21.313cm" svg:y="16.21cm">
              <draw:text-box>
                <text:p><text:span text:style-name="T3">Pipeline Launcher</text:span></text:p>
              </draw:text-box>
            </draw:frame>
            <draw:custom-shape draw:style-name="gr13" draw:text-style-name="P2" draw:layer="layout" svg:width="1.045cm" svg:height="0.7cm" svg:x="22.494cm" svg:y="15.5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4" draw:layer="layout" svg:width="1.252cm" svg:height="0.886cm" svg:x="22.412cm" svg:y="15.426cm">
              <draw:text-box>
                <text:p><text:span text:style-name="T4">PL</text:span></text:p>
              </draw:text-box>
            </draw:frame>
            <draw:frame draw:style-name="gr14" draw:text-style-name="P5" draw:layer="layout" svg:width="4.2cm" svg:height="0.5cm" svg:x="20.984cm" svg:y="16.927cm">
              <draw:text-box>
                <text:p><text:span text:style-name="T5">Pip</text:span><text:span text:style-name="T5">eli</text:span><text:span text:style-name="T5">ne </text:span><text:span text:style-name="T5">pro</text:span><text:span text:style-name="T5">ces</text:span><text:span text:style-name="T5">sin</text:span><text:span text:style-name="T5">g</text:span></text:p>
              </draw:text-box>
            </draw:frame>
            <draw:line draw:style-name="gr8" draw:text-style-name="P8" draw:layer="layout" svg:x1="18.709cm" svg:y1="17.742cm" svg:x2="27.409cm" svg:y2="17.742cm">
              <text:p/>
            </draw:line>
            <draw:frame draw:style-name="gr15" draw:text-style-name="P9" draw:layer="layout" svg:width="7.5cm" svg:height="0.289cm" svg:x="19.021cm" svg:y="17.781cm">
              <draw:text-box>
                <text:p><text:span text:style-name="T7">pipeline simulation, </text:span><text:span text:style-name="T7">achievement tests, </text:span><text:span text:style-name="T7">calculation process </text:span></text:p>
              </draw:text-box>
            </draw:frame>
          </draw:g>
          <draw:g>
            <draw:custom-shape draw:style-name="gr16" draw:text-style-name="P2" draw:layer="layout" svg:width="6.1cm" svg:height="1.872cm" svg:x="10.15cm" svg:y="17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3.465cm" svg:height="0.577cm" svg:x="11.459cm" svg:y="17.5cm">
              <draw:text-box>
                <text:p><text:span text:style-name="T3">Logs </text:span><text:span text:style-name="T3">man</text:span><text:span text:style-name="T3">ager</text:span></text:p>
              </draw:text-box>
            </draw:frame>
            <draw:custom-shape draw:style-name="gr17" draw:text-style-name="P2" draw:layer="layout" svg:width="1.408cm" svg:height="0.7cm" svg:x="12.515cm" svg:y="16.8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4" draw:layer="layout" svg:width="1.414cm" svg:height="0.886cm" svg:x="12.516cm" svg:y="16.7cm">
              <draw:text-box>
                <text:p><text:span text:style-name="T4">LM</text:span></text:p>
              </draw:text-box>
            </draw:frame>
            <draw:frame draw:style-name="gr6" draw:text-style-name="P5" draw:layer="layout" svg:width="4cm" svg:height="0.484cm" svg:x="11.231cm" svg:y="18.196cm">
              <draw:text-box>
                <text:p><text:span text:style-name="T5">Logs </text:span><text:span text:style-name="T5">management</text:span></text:p>
              </draw:text-box>
            </draw:frame>
            <draw:frame draw:style-name="gr18" draw:text-style-name="P9" draw:layer="layout" svg:width="3.964cm" svg:height="0.289cm" svg:x="10.486cm" svg:y="19.048cm">
              <draw:text-box>
                <text:p><text:span text:style-name="T7">logs creation and management </text:span></text:p>
              </draw:text-box>
            </draw:frame>
            <draw:line draw:style-name="gr19" draw:text-style-name="P8" draw:layer="layout" svg:x1="10.15cm" svg:y1="19.006cm" svg:x2="16.25cm" svg:y2="19cm">
              <text:p text:style-name="P10"><text:span text:style-name="T5"><text:s/></text:span></text:p>
            </draw:line>
          </draw:g>
          <draw:g>
            <draw:custom-shape draw:style-name="gr20" draw:text-style-name="P2" draw:layer="layout" svg:width="1.8cm" svg:height="0.7cm" svg:x="11.36cm" svg:y="9.4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2" draw:layer="layout" svg:width="7.6cm" svg:height="1.928cm" svg:x="8.45cm" svg:y="10.1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2" draw:text-style-name="P3" draw:layer="layout" svg:width="4.481cm" svg:height="0.577cm" svg:x="9.993cm" svg:y="10.172cm">
              <draw:text-box>
                <text:p><text:span text:style-name="T3">Analysis Project </text:span><text:span text:style-name="T3">Manager</text:span></text:p>
              </draw:text-box>
            </draw:frame>
            <draw:frame draw:style-name="gr5" draw:text-style-name="P4" draw:layer="layout" svg:width="1.909cm" svg:height="0.886cm" svg:x="11.315cm" svg:y="9.366cm">
              <draw:text-box>
                <text:p><text:span text:style-name="T4">APM</text:span></text:p>
              </draw:text-box>
            </draw:frame>
            <draw:frame draw:style-name="gr23" draw:text-style-name="P9" draw:layer="layout" svg:width="5.141cm" svg:height="0.302cm" svg:x="8.747cm" svg:y="11.772cm">
              <draw:text-box>
                <text:p><text:span text:style-name="T7">database, logs, </text:span><text:span text:style-name="T7">pipelines depiction</text:span></text:p>
              </draw:text-box>
            </draw:frame>
            <draw:line draw:style-name="gr8" draw:text-style-name="P8" draw:layer="layout" svg:x1="8.45cm" svg:y1="11.697cm" svg:x2="16.05cm" svg:y2="11.697cm">
              <text:p/>
            </draw:line>
            <draw:frame draw:style-name="gr6" draw:text-style-name="P5" draw:layer="layout" svg:width="6cm" svg:height="0.484cm" svg:x="9.28cm" svg:y="10.896cm">
              <draw:text-box>
                <text:p><text:span text:style-name="T5">Glo</text:span><text:span text:style-name="T5">bal </text:span><text:span text:style-name="T5">proc</text:span><text:span text:style-name="T5">ess </text:span><text:span text:style-name="T5">coor</text:span><text:span text:style-name="T5">dina</text:span><text:span text:style-name="T5">tion</text:span></text:p>
              </draw:text-box>
            </draw:frame>
          </draw:g>
          <draw:g>
            <draw:custom-shape draw:style-name="gr24" draw:text-style-name="P2" draw:layer="layout" svg:width="7.5cm" svg:height="1.888cm" svg:x="1.15cm" svg:y="15.51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5" draw:text-style-name="P3" draw:layer="layout" svg:width="4.524cm" svg:height="0.577cm" svg:x="2.619cm" svg:y="15.512cm">
              <draw:text-box>
                <text:p><text:span text:style-name="T3">post processing manager</text:span></text:p>
              </draw:text-box>
            </draw:frame>
            <draw:custom-shape draw:style-name="gr17" draw:text-style-name="P2" draw:layer="layout" svg:width="1.408cm" svg:height="0.7cm" svg:x="4.206cm" svg:y="14.8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4" draw:layer="layout" svg:width="1.868cm" svg:height="0.886cm" svg:x="4.016cm" svg:y="14.726cm">
              <draw:text-box>
                <text:p><text:span text:style-name="T4">PPM</text:span></text:p>
              </draw:text-box>
            </draw:frame>
            <draw:frame draw:style-name="gr6" draw:text-style-name="P5" draw:layer="layout" svg:width="4.619cm" svg:height="0.484cm" svg:x="2.684cm" svg:y="16.225cm">
              <draw:text-box>
                <text:p><text:span text:style-name="T5">Post-processing tools</text:span></text:p>
              </draw:text-box>
            </draw:frame>
            <draw:frame draw:style-name="gr26" draw:text-style-name="P9" draw:layer="layout" svg:width="5.416cm" svg:height="0.302cm" svg:x="1.45cm" svg:y="17.06cm">
              <draw:text-box>
                <text:p><text:span text:style-name="T7">results management, report generator, etc. </text:span></text:p>
              </draw:text-box>
            </draw:frame>
            <draw:line draw:style-name="gr27" draw:text-style-name="P2" draw:layer="layout" svg:x1="1.15cm" svg:y1="17.312cm" svg:x2="8.65cm" svg:y2="17.312cm">
              <text:p/>
            </draw:line>
            <draw:line draw:style-name="gr8" draw:text-style-name="P8" draw:layer="layout" svg:x1="1.15cm" svg:y1="17.012cm" svg:x2="8.65cm" svg:y2="17.012cm">
              <text:p/>
            </draw:line>
          </draw:g>
          <draw:g>
            <draw:custom-shape draw:style-name="gr28" draw:text-style-name="P2" draw:layer="layout" svg:width="9.8cm" svg:height="1.914cm" svg:x="18.15cm" svg:y="10.2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3" draw:layer="layout" svg:width="3.465cm" svg:height="0.577cm" svg:x="21.319cm" svg:y="10.208cm">
              <draw:text-box>
                <text:p><text:span text:style-name="T3">Pipeline Manager</text:span></text:p>
              </draw:text-box>
            </draw:frame>
            <draw:custom-shape draw:style-name="gr17" draw:text-style-name="P2" draw:layer="layout" svg:width="1.408cm" svg:height="0.7cm" svg:x="22.29cm" svg:y="9.5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4" draw:layer="layout" svg:width="1.552cm" svg:height="0.886cm" svg:x="22.283cm" svg:y="9.4cm">
              <draw:text-box>
                <text:p><text:span text:style-name="T4">PM</text:span></text:p>
              </draw:text-box>
            </draw:frame>
            <draw:frame draw:style-name="gr6" draw:text-style-name="P5" draw:layer="layout" svg:width="3.3cm" svg:height="0.484cm" svg:x="21.405cm" svg:y="10.9cm">
              <draw:text-box>
                <text:p><text:span text:style-name="T5">Pipeline design</text:span></text:p>
              </draw:text-box>
            </draw:frame>
            <draw:line draw:style-name="gr8" draw:text-style-name="P8" draw:layer="layout" svg:x1="18.15cm" svg:y1="11.7cm" svg:x2="27.95cm" svg:y2="11.7cm">
              <text:p/>
            </draw:line>
            <draw:frame draw:style-name="gr15" draw:text-style-name="P9" draw:layer="layout" svg:width="9.038cm" svg:height="0.289cm" svg:x="18.597cm" svg:y="11.785cm">
              <draw:text-box>
                <text:p><text:span text:style-name="T7">pipeline definition and creation, internal input and output management</text:span></text:p>
              </draw:text-box>
            </draw:frame>
          </draw:g>
          <draw:g>
            <draw:custom-shape draw:style-name="gr29" draw:text-style-name="P2" draw:layer="layout" svg:width="10.1cm" svg:height="1.89cm" svg:x="17.65cm" svg:y="4.2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0" draw:text-style-name="P3" draw:layer="layout" svg:width="2.725cm" svg:height="0.577cm" svg:x="21.34cm" svg:y="4.208cm">
              <draw:text-box>
                <text:p><text:span text:style-name="T3">Data manager</text:span></text:p>
              </draw:text-box>
            </draw:frame>
            <draw:custom-shape draw:style-name="gr31" draw:text-style-name="P2" draw:layer="layout" svg:width="1.347cm" svg:height="0.7cm" svg:x="22.009cm" svg:y="3.50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5" draw:text-style-name="P4" draw:layer="layout" svg:width="1.497cm" svg:height="0.886cm" svg:x="21.94cm" svg:y="3.4cm">
              <draw:text-box>
                <text:p><text:span text:style-name="T4">DM</text:span></text:p>
              </draw:text-box>
            </draw:frame>
            <draw:frame draw:style-name="gr6" draw:text-style-name="P5" draw:layer="layout" svg:width="7.025cm" svg:height="0.484cm" svg:x="19.221cm" svg:y="4.925cm">
              <draw:text-box>
                <text:p><text:span text:style-name="T5">Data improvement and selection</text:span></text:p>
              </draw:text-box>
            </draw:frame>
            <draw:line draw:style-name="gr8" draw:text-style-name="P8" draw:layer="layout" svg:x1="17.65cm" svg:y1="5.7cm" svg:x2="27.75cm" svg:y2="5.7cm">
              <text:p/>
            </draw:line>
            <draw:frame draw:style-name="gr32" draw:text-style-name="P9" draw:layer="layout" svg:width="9.5cm" svg:height="0.389cm" svg:x="18.01cm" svg:y="5.771cm">
              <draw:text-box>
                <text:p><text:span text:style-name="T7">tag add and management, filter generator, database management, selector</text:span></text:p>
              </draw:text-box>
            </draw:frame>
          </draw:g>
          <draw:line draw:style-name="gr33" draw:text-style-name="P11" draw:layer="layout" svg:x1="8.95cm" svg:y1="5.1cm" svg:x2="17.35cm" svg:y2="5.1cm">
            <text:p/>
          </draw:line>
          <draw:line draw:style-name="gr9" draw:text-style-name="P5" draw:layer="layout" svg:x1="15.981cm" svg:y1="9.685cm" svg:x2="17.85cm" svg:y2="6.6cm">
            <text:p/>
          </draw:line>
          <draw:line draw:style-name="gr9" draw:text-style-name="P5" draw:layer="layout" svg:x1="16.39cm" svg:y1="11.3cm" svg:x2="17.85cm" svg:y2="11.3cm">
            <text:p/>
          </draw:line>
          <draw:line draw:style-name="gr9" draw:text-style-name="P5" draw:layer="layout" svg:x1="22.95cm" svg:y1="9.261cm" svg:x2="22.95cm" svg:y2="6.4cm">
            <text:p/>
          </draw:line>
          <draw:line draw:style-name="gr9" draw:text-style-name="P5" draw:layer="layout" svg:x1="22.95cm" svg:y1="15.262cm" svg:x2="22.95cm" svg:y2="12.401cm">
            <text:p/>
          </draw:line>
          <draw:line draw:style-name="gr9" draw:text-style-name="P5" draw:layer="layout" svg:x1="16.035cm" svg:y1="12.568cm" svg:x2="18.85cm" svg:y2="15.8cm">
            <text:p/>
          </draw:line>
          <draw:line draw:style-name="gr9" draw:text-style-name="P5" draw:layer="layout" svg:x1="6.882cm" svg:y1="15.086cm" svg:x2="8.55cm" svg:y2="12.5cm">
            <text:p/>
          </draw:line>
          <draw:path draw:style-name="gr34" draw:text-style-name="P11" draw:layer="layout" svg:width="9.465cm" svg:height="2.848cm" draw:transform="skewX (0.0680678408277788) rotate (-1.27269409055427) translate (27.883cm 6.4cm)" svg:viewBox="0 0 9466 2849" svg:d="M0 0c5119 3 9466 2849 9466 2849">
            <text:p/>
          </draw:path>
          <draw:line draw:style-name="gr9" draw:text-style-name="P5" draw:layer="layout" svg:x1="18.322cm" svg:y1="17.776cm" svg:x2="16.622cm" svg:y2="18.548cm">
            <text:p/>
          </draw:line>
          <draw:line draw:style-name="gr9" draw:text-style-name="P5" draw:layer="layout" svg:x1="11.85cm" svg:y1="12.4cm" svg:x2="12.85cm" svg:y2="16.4cm">
            <text:p/>
          </draw:line>
          <draw:connector draw:style-name="gr35" draw:text-style-name="P11" draw:layer="layout" draw:type="curve" svg:x1="6.55cm" svg:y1="10cm" svg:x2="17.362cm" svg:y2="5.705cm" svg:d="M6550 10000c8109 0 2703-4295 10812-4295" svg:viewBox="0 0 10813 4296">
            <text:p/>
          </draw:connector>
          <draw:line draw:style-name="gr9" draw:text-style-name="P5" draw:layer="layout" svg:x1="6.531cm" svg:y1="10.528cm" svg:x2="8.146cm" svg:y2="11.12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969292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text-transform="capitalize" fo:color="#111111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engrav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969292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svg:stroke-color="#808080" draw:fill="none" draw:auto-grow-height="true" draw:auto-grow-width="false" draw:shadow-color="#000000"/>
      <style:paragraph-properties style:writing-mode="lr-tb">
        <style:tab-stops/>
      </style:paragraph-properties>
      <style:text-properties fo:font-size="15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margin-top="0.42cm" fo:margin-bottom="0.21cm" style:writing-mode="lr-tb">
        <style:tab-stops/>
      </style:paragraph-properties>
      <style:text-properties fo:color="#969292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1:00:40.82</meta:creation-date>
    <dc:date>2017-12-11T17:37:44.581399714</dc:date>
    <meta:editing-duration>PT1H8M50S</meta:editing-duration>
    <meta:editing-cycles>7</meta:editing-cycles>
    <meta:generator>LibreOffice/5.3.7.2.0$Linux_X86_64 LibreOffice_project/30$Build-2</meta:generator>
    <dc:creator>Eric Condamine</dc:creator>
    <meta:document-statistic meta:object-count="78"/>
  </office:meta>
</office:document-meta>
</file>